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KHARLA RI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TEGRACION LU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CIOSUP GARCIA, YEINSON GEORG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NDOZA ROQUE, NICOME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1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2" office:value-type="string">
            <text:p text:style-name="P9">Cant.Cajas: <text:span text:style-name="T11">5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973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22:07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